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343.34mm" svg:height="175.84mm" svg:x="161.35mm" svg:y="22.84mm">
            <draw:object draw:notify-on-update-of-ranges="Foglio1.A2:Foglio1.A17 Foglio1.B1:Foglio1.B1 Foglio1.B2:Foglio1.B17 Foglio1.C1:Foglio1.C1 Foglio1.C2:Foglio1.C17 Foglio1.D1:Foglio1.D1 Foglio1.D2:Foglio1.D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PMT4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PMT6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51" calcext:value-type="float">
            <text:p>451</text:p>
          </table:table-cell>
          <table:table-cell office:value-type="float" office:value="1288" calcext:value-type="float">
            <text:p>1288</text:p>
          </table:table-cell>
          <table:table-cell office:value-type="float" office:value="281" calcext:value-type="float">
            <text:p>281</text:p>
          </table:table-cell>
          <table:table-cell table:formula="of:=([.B2]-[.D2])/([.B2]+[.D2])" office:value-type="float" office:value="0.23224043715847" calcext:value-type="float">
            <text:p>0,232240437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32" calcext:value-type="float">
            <text:p>832</text:p>
          </table:table-cell>
          <table:table-cell office:value-type="float" office:value="1978" calcext:value-type="float">
            <text:p>1978</text:p>
          </table:table-cell>
          <table:table-cell office:value-type="float" office:value="470" calcext:value-type="float">
            <text:p>470</text:p>
          </table:table-cell>
          <table:table-cell table:formula="of:=([.B3]-[.D3])/([.B3]+[.D3])" office:value-type="float" office:value="0.278033794162826" calcext:value-type="float">
            <text:p>0,2780337942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189" calcext:value-type="float">
            <text:p>1189</text:p>
          </table:table-cell>
          <table:table-cell office:value-type="float" office:value="2836" calcext:value-type="float">
            <text:p>2836</text:p>
          </table:table-cell>
          <table:table-cell office:value-type="float" office:value="772" calcext:value-type="float">
            <text:p>772</text:p>
          </table:table-cell>
          <table:table-cell table:formula="of:=([.B4]-[.D4])/([.B4]+[.D4])" office:value-type="float" office:value="0.212646608873024" calcext:value-type="float">
            <text:p>0,212646608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562" calcext:value-type="float">
            <text:p>1562</text:p>
          </table:table-cell>
          <table:table-cell office:value-type="float" office:value="3183" calcext:value-type="float">
            <text:p>3183</text:p>
          </table:table-cell>
          <table:table-cell office:value-type="float" office:value="1088" calcext:value-type="float">
            <text:p>1088</text:p>
          </table:table-cell>
          <table:table-cell table:formula="of:=([.B5]-[.D5])/([.B5]+[.D5])" office:value-type="float" office:value="0.178867924528302" calcext:value-type="float">
            <text:p>0,178867924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084" calcext:value-type="float">
            <text:p>2084</text:p>
          </table:table-cell>
          <table:table-cell office:value-type="float" office:value="4729" calcext:value-type="float">
            <text:p>4729</text:p>
          </table:table-cell>
          <table:table-cell office:value-type="float" office:value="1654" calcext:value-type="float">
            <text:p>1654</text:p>
          </table:table-cell>
          <table:table-cell table:formula="of:=([.B6]-[.D6])/([.B6]+[.D6])" office:value-type="float" office:value="0.115034777956126" calcext:value-type="float">
            <text:p>0,11503477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95" calcext:value-type="float">
            <text:p>3095</text:p>
          </table:table-cell>
          <table:table-cell office:value-type="float" office:value="6183" calcext:value-type="float">
            <text:p>6183</text:p>
          </table:table-cell>
          <table:table-cell office:value-type="float" office:value="2313" calcext:value-type="float">
            <text:p>2313</text:p>
          </table:table-cell>
          <table:table-cell table:formula="of:=([.B7]-[.D7])/([.B7]+[.D7])" office:value-type="float" office:value="0.144600591715976" calcext:value-type="float">
            <text:p>0,144600591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815" calcext:value-type="float">
            <text:p>3815</text:p>
          </table:table-cell>
          <table:table-cell office:value-type="float" office:value="7600" calcext:value-type="float">
            <text:p>7600</text:p>
          </table:table-cell>
          <table:table-cell office:value-type="float" office:value="3189" calcext:value-type="float">
            <text:p>3189</text:p>
          </table:table-cell>
          <table:table-cell table:formula="of:=([.B8]-[.D8])/([.B8]+[.D8])" office:value-type="float" office:value="0.0893774985722444" calcext:value-type="float">
            <text:p>0,089377498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644" calcext:value-type="float">
            <text:p>4644</text:p>
          </table:table-cell>
          <table:table-cell office:value-type="float" office:value="9645" calcext:value-type="float">
            <text:p>9645</text:p>
          </table:table-cell>
          <table:table-cell office:value-type="float" office:value="4074" calcext:value-type="float">
            <text:p>4074</text:p>
          </table:table-cell>
          <table:table-cell table:formula="of:=([.B9]-[.D9])/([.B9]+[.D9])" office:value-type="float" office:value="0.0653819683413627" calcext:value-type="float">
            <text:p>0,065381968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408" calcext:value-type="float">
            <text:p>6408</text:p>
          </table:table-cell>
          <table:table-cell office:value-type="float" office:value="12216" calcext:value-type="float">
            <text:p>12216</text:p>
          </table:table-cell>
          <table:table-cell office:value-type="float" office:value="5385" calcext:value-type="float">
            <text:p>5385</text:p>
          </table:table-cell>
          <table:table-cell table:formula="of:=([.B10]-[.D10])/([.B10]+[.D10])" office:value-type="float" office:value="0.0867463749682015" calcext:value-type="float">
            <text:p>0,08674637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698" calcext:value-type="float">
            <text:p>7698</text:p>
          </table:table-cell>
          <table:table-cell office:value-type="float" office:value="14745" calcext:value-type="float">
            <text:p>14745</text:p>
          </table:table-cell>
          <table:table-cell office:value-type="float" office:value="6775" calcext:value-type="float">
            <text:p>6775</text:p>
          </table:table-cell>
          <table:table-cell table:formula="of:=([.B11]-[.D11])/([.B11]+[.D11])" office:value-type="float" office:value="0.0637739238582188" calcext:value-type="float">
            <text:p>0,063773923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93" calcext:value-type="float">
            <text:p>9093</text:p>
          </table:table-cell>
          <table:table-cell office:value-type="float" office:value="18287" calcext:value-type="float">
            <text:p>18287</text:p>
          </table:table-cell>
          <table:table-cell office:value-type="float" office:value="8648" calcext:value-type="float">
            <text:p>8648</text:p>
          </table:table-cell>
          <table:table-cell table:formula="of:=([.B12]-[.D12])/([.B12]+[.D12])" office:value-type="float" office:value="0.0250831407474212" calcext:value-type="float">
            <text:p>0,0250831407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081" calcext:value-type="float">
            <text:p>12081</text:p>
          </table:table-cell>
          <table:table-cell office:value-type="float" office:value="21066" calcext:value-type="float">
            <text:p>21066</text:p>
          </table:table-cell>
          <table:table-cell office:value-type="float" office:value="10945" calcext:value-type="float">
            <text:p>10945</text:p>
          </table:table-cell>
          <table:table-cell table:formula="of:=([.B13]-[.D13])/([.B13]+[.D13])" office:value-type="float" office:value="0.0493355337444628" calcext:value-type="float">
            <text:p>0,0493355337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4148" calcext:value-type="float">
            <text:p>14148</text:p>
          </table:table-cell>
          <table:table-cell office:value-type="float" office:value="27294" calcext:value-type="float">
            <text:p>27294</text:p>
          </table:table-cell>
          <table:table-cell office:value-type="float" office:value="13284" calcext:value-type="float">
            <text:p>13284</text:p>
          </table:table-cell>
          <table:table-cell table:formula="of:=([.B14]-[.D14])/([.B14]+[.D14])" office:value-type="float" office:value="0.031496062992126" calcext:value-type="float">
            <text:p>0,031496063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9136" calcext:value-type="float">
            <text:p>19136</text:p>
          </table:table-cell>
          <table:table-cell office:value-type="float" office:value="34840" calcext:value-type="float">
            <text:p>34840</text:p>
          </table:table-cell>
          <table:table-cell office:value-type="float" office:value="16686" calcext:value-type="float">
            <text:p>16686</text:p>
          </table:table-cell>
          <table:table-cell table:formula="of:=([.B15]-[.D15])/([.B15]+[.D15])" office:value-type="float" office:value="0.0683937245268271" calcext:value-type="float">
            <text:p>0,068393724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2146" calcext:value-type="float">
            <text:p>32146</text:p>
          </table:table-cell>
          <table:table-cell office:value-type="float" office:value="48793" calcext:value-type="float">
            <text:p>48793</text:p>
          </table:table-cell>
          <table:table-cell office:value-type="float" office:value="19968" calcext:value-type="float">
            <text:p>19968</text:p>
          </table:table-cell>
          <table:table-cell table:formula="of:=([.B16]-[.D16])/([.B16]+[.D16])" office:value-type="float" office:value="0.233680009210577" calcext:value-type="float">
            <text:p>0,233680009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3110" calcext:value-type="float">
            <text:p>53110</text:p>
          </table:table-cell>
          <table:table-cell office:value-type="float" office:value="66713" calcext:value-type="float">
            <text:p>66713</text:p>
          </table:table-cell>
          <table:table-cell office:value-type="float" office:value="21913" calcext:value-type="float">
            <text:p>21913</text:p>
          </table:table-cell>
          <table:table-cell table:formula="of:=([.B17]-[.D17])/([.B17]+[.D17])" office:value-type="float" office:value="0.415832478040068" calcext:value-type="float">
            <text:p>0,415832478</text:p>
          </table:table-cell>
        </table:table-row>
        <table:table-row table:style-name="ro1">
          <table:table-cell table:number-columns-repeated="4"/>
          <table:table-cell table:formula="of:=MIN([.E2:.E17])" office:value-type="float" office:value="0.0250831407474212" calcext:value-type="float">
            <text:p>0,0250831407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Curve dei 3 PMT in funzione della tensione di alimentaz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eggi su 100 secondi</text:p>
          </table:table-cell>
          <table:table-cell table:number-columns-repeated="4"/>
        </table:table-row>
      </table:table>
      <table:table table:name="Foglio2" table:style-name="ta1">
        <table:shapes>
          <draw:frame draw:z-index="0" draw:style-name="gr1" draw:text-style-name="P1" svg:width="226.61mm" svg:height="150.87mm" svg:x="269mm" svg:y="7.44mm">
            <draw:object draw:notify-on-update-of-ranges="Foglio2.A2:Foglio2.A10 Foglio2.B1:Foglio2.B1 Foglio2.B2:Foglio2.B10 Foglio2.C1:Foglio2.C1 Foglio2.C2:Foglio2.C10 Foglio2.D1:Foglio2.D1 Foglio2.D2:Foglio2.D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38.81mm" svg:height="99.6mm" svg:x="24.41mm" svg:y="105.72mm">
            <draw:object draw:notify-on-update-of-ranges="Foglio2.A2:Foglio2.A10 Foglio2.E2:Foglio2.E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MT6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and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14" calcext:value-type="float">
            <text:p>4214</text:p>
          </table:table-cell>
          <table:table-cell office:value-type="float" office:value="3925" calcext:value-type="float">
            <text:p>3925</text:p>
          </table:table-cell>
          <table:table-cell office:value-type="float" office:value="1114" calcext:value-type="float">
            <text:p>1114</text:p>
          </table:table-cell>
          <table:table-cell table:formula="of:=[.D2]/(([.C2]+[.B2])/2)" office:value-type="float" office:value="0.273743703157636" calcext:value-type="float">
            <text:p>0,2737437032</text:p>
          </table:table-cell>
          <table:table-cell/>
          <table:table-cell table:formula="of:=[.B2]*[.C2]*100*(10^-9)/10000" office:value-type="float" office:value="0.0001653995" calcext:value-type="float">
            <text:p>0,0001653995</text:p>
          </table:table-cell>
          <table:table-cell table:formula="of:=([.D2]/100)-[.G2]" office:value-type="float" office:value="11.1398346005" calcext:value-type="float">
            <text:p>11,13983460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09" calcext:value-type="float">
            <text:p>2409</text:p>
          </table:table-cell>
          <table:table-cell office:value-type="float" office:value="2571" calcext:value-type="float">
            <text:p>2571</text:p>
          </table:table-cell>
          <table:table-cell office:value-type="float" office:value="750" calcext:value-type="float">
            <text:p>750</text:p>
          </table:table-cell>
          <table:table-cell table:formula="of:=[.D3]/(([.C3]+[.B3])/2)" office:value-type="float" office:value="0.301204819277108" calcext:value-type="float">
            <text:p>0,3012048193</text:p>
          </table:table-cell>
          <table:table-cell/>
          <table:table-cell table:formula="of:=[.B3]*[.C3]*100*(10^-9)/10000" office:value-type="float" office:value="0.00006193539" calcext:value-type="float">
            <text:p>6,193539E-005</text:p>
          </table:table-cell>
          <table:table-cell table:formula="of:=([.D3]/100)-[.G3]" office:value-type="float" office:value="7.49993806461" calcext:value-type="float">
            <text:p>7,49993806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98" calcext:value-type="float">
            <text:p>1498</text:p>
          </table:table-cell>
          <table:table-cell office:value-type="float" office:value="1591" calcext:value-type="float">
            <text:p>1591</text:p>
          </table:table-cell>
          <table:table-cell office:value-type="float" office:value="422" calcext:value-type="float">
            <text:p>422</text:p>
          </table:table-cell>
          <table:table-cell table:formula="of:=[.D4]/(([.C4]+[.B4])/2)" office:value-type="float" office:value="0.273227581741664" calcext:value-type="float">
            <text:p>0,2732275817</text:p>
          </table:table-cell>
          <table:table-cell/>
          <table:table-cell table:formula="of:=[.B4]*[.C4]*100*(10^-9)/10000" office:value-type="float" office:value="0.00002383318" calcext:value-type="float">
            <text:p>2,383318E-005</text:p>
          </table:table-cell>
          <table:table-cell table:formula="of:=([.D4]/100)-[.G4]" office:value-type="float" office:value="4.21997616682" calcext:value-type="float">
            <text:p>4,21997616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9" calcext:value-type="float">
            <text:p>939</text:p>
          </table:table-cell>
          <table:table-cell office:value-type="float" office:value="1030" calcext:value-type="float">
            <text:p>1030</text:p>
          </table:table-cell>
          <table:table-cell office:value-type="float" office:value="242" calcext:value-type="float">
            <text:p>242</text:p>
          </table:table-cell>
          <table:table-cell table:formula="of:=[.D5]/(([.C5]+[.B5])/2)" office:value-type="float" office:value="0.245810055865922" calcext:value-type="float">
            <text:p>0,2458100559</text:p>
          </table:table-cell>
          <table:table-cell/>
          <table:table-cell table:formula="of:=[.B5]*[.C5]*100*(10^-9)/10000" office:value-type="float" office:value="0.0000096717" calcext:value-type="float">
            <text:p>9,6717E-006</text:p>
          </table:table-cell>
          <table:table-cell table:formula="of:=([.D5]/100)-[.G5]" office:value-type="float" office:value="2.4199903283" calcext:value-type="float">
            <text:p>2,41999032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1" calcext:value-type="float">
            <text:p>651</text:p>
          </table:table-cell>
          <table:table-cell office:value-type="float" office:value="751" calcext:value-type="float">
            <text:p>751</text:p>
          </table:table-cell>
          <table:table-cell office:value-type="float" office:value="144" calcext:value-type="float">
            <text:p>144</text:p>
          </table:table-cell>
          <table:table-cell table:formula="of:=[.D6]/(([.C6]+[.B6])/2)" office:value-type="float" office:value="0.205420827389444" calcext:value-type="float">
            <text:p>0,2054208274</text:p>
          </table:table-cell>
          <table:table-cell/>
          <table:table-cell table:formula="of:=[.B6]*[.C6]*100*(10^-9)/10000" office:value-type="float" office:value="0.00000488901" calcext:value-type="float">
            <text:p>0,000004889</text:p>
          </table:table-cell>
          <table:table-cell table:formula="of:=([.D6]/100)-[.G6]" office:value-type="float" office:value="1.43999511099" calcext:value-type="float">
            <text:p>1,4399951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3" calcext:value-type="float">
            <text:p>533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formula="of:=[.D7]/(([.C7]+[.B7])/2)" office:value-type="float" office:value="0.1239092495637" calcext:value-type="float">
            <text:p>0,1239092496</text:p>
          </table:table-cell>
          <table:table-cell/>
          <table:table-cell table:formula="of:=[.B7]*[.C7]*100*(10^-9)/10000" office:value-type="float" office:value="0.00000326729" calcext:value-type="float">
            <text:p>3,26729E-006</text:p>
          </table:table-cell>
          <table:table-cell table:formula="of:=([.D7]/100)-[.G7]" office:value-type="float" office:value="0.70999673271" calcext:value-type="float">
            <text:p>0,70999673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4" calcext:value-type="float">
            <text:p>404</text:p>
          </table:table-cell>
          <table:table-cell office:value-type="float" office:value="467" calcext:value-type="float">
            <text:p>467</text:p>
          </table:table-cell>
          <table:table-cell office:value-type="float" office:value="55" calcext:value-type="float">
            <text:p>55</text:p>
          </table:table-cell>
          <table:table-cell table:formula="of:=[.D8]/(([.C8]+[.B8])/2)" office:value-type="float" office:value="0.126291618828932" calcext:value-type="float">
            <text:p>0,1262916188</text:p>
          </table:table-cell>
          <table:table-cell/>
          <table:table-cell table:formula="of:=[.B8]*[.C8]*100*(10^-9)/10000" office:value-type="float" office:value="0.00000188668" calcext:value-type="float">
            <text:p>1,88668E-006</text:p>
          </table:table-cell>
          <table:table-cell table:formula="of:=([.D8]/100)-[.G8]" office:value-type="float" office:value="0.54999811332" calcext:value-type="float">
            <text:p>0,54999811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9" calcext:value-type="float">
            <text:p>309</text:p>
          </table:table-cell>
          <table:table-cell office:value-type="float" office:value="391" calcext:value-type="float">
            <text:p>391</text:p>
          </table:table-cell>
          <table:table-cell office:value-type="float" office:value="42" calcext:value-type="float">
            <text:p>42</text:p>
          </table:table-cell>
          <table:table-cell table:formula="of:=[.D9]/(([.C9]+[.B9])/2)" office:value-type="float" office:value="0.12" calcext:value-type="float">
            <text:p>0,12</text:p>
          </table:table-cell>
          <table:table-cell/>
          <table:table-cell table:formula="of:=[.B9]*[.C9]*100*(10^-9)/10000" office:value-type="float" office:value="0.00000120819" calcext:value-type="float">
            <text:p>1,20819E-006</text:p>
          </table:table-cell>
          <table:table-cell table:formula="of:=([.D9]/100)-[.G9]" office:value-type="float" office:value="0.41999879181" calcext:value-type="float">
            <text:p>0,41999879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288" calcext:value-type="float">
            <text:p>288</text:p>
          </table:table-cell>
          <table:table-cell office:value-type="float" office:value="11" calcext:value-type="float">
            <text:p>11</text:p>
          </table:table-cell>
          <table:table-cell table:formula="of:=[.D10]/(([.C10]+[.B10])/2)" office:value-type="float" office:value="0.0437375745526839" calcext:value-type="float">
            <text:p>0,0437375746</text:p>
          </table:table-cell>
          <table:table-cell/>
          <table:table-cell table:formula="of:=[.B10]*[.C10]*100*(10^-9)/10000" office:value-type="float" office:value="0.0000006192" calcext:value-type="float">
            <text:p>6,192E-007</text:p>
          </table:table-cell>
          <table:table-cell table:formula="of:=([.D10]/100)-[.G10]" office:value-type="float" office:value="0.1099993808" calcext:value-type="float">
            <text:p>0,109999380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incidenze tra pmt 4 e 6 n funzione della thres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imentazione costante (vedere quaderno)</text:p>
          </table:table-cell>
          <table:table-cell table:number-columns-repeated="7"/>
        </table:table-row>
      </table:table>
      <table:table table:name="Foglio3" table:style-name="ta1">
        <table:shapes>
          <draw:frame draw:z-index="0" draw:style-name="gr1" draw:text-style-name="P1" svg:width="323.07mm" svg:height="146.15mm" svg:x="117.74mm" svg:y="41.37mm">
            <draw:object draw:notify-on-update-of-ranges="Foglio3.A2:Foglio3.A17 Foglio3.B1:Foglio3.B1 Foglio3.B2:Foglio3.B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6</text:p>
          </table:table-cell>
        </table:table-row>
        <table:table-row table:style-name="ro1">
          <table:table-cell table:formula="of:=-32-11"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table:formula="of:=-24-11" office:value-type="float" office:value="-35" calcext:value-type="float">
            <text:p>-35</text:p>
          </table:table-cell>
          <table:table-cell office:value-type="float" office:value="55" calcext:value-type="float">
            <text:p>55</text:p>
          </table:table-cell>
          <table:table-cell office:value-type="float" office:value="1954" calcext:value-type="float">
            <text:p>1954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table:formula="of:=-18-11" office:value-type="float" office:value="-29" calcext:value-type="float">
            <text:p>-29</text:p>
          </table:table-cell>
          <table:table-cell office:value-type="float" office:value="281" calcext:value-type="float">
            <text:p>281</text:p>
          </table:table-cell>
          <table:table-cell office:value-type="float" office:value="1910" calcext:value-type="float">
            <text:p>1910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table:formula="of:=-12-11" office:value-type="float" office:value="-23" calcext:value-type="float">
            <text:p>-23</text:p>
          </table:table-cell>
          <table:table-cell office:value-type="float" office:value="483" calcext:value-type="float">
            <text:p>483</text:p>
          </table:table-cell>
          <table:table-cell office:value-type="float" office:value="1967" calcext:value-type="float">
            <text:p>1967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-11.5" calcext:value-type="float">
            <text:p>-11,5</text:p>
          </table:table-cell>
          <table:table-cell office:value-type="float" office:value="545" calcext:value-type="float">
            <text:p>545</text:p>
          </table:table-cell>
          <table:table-cell office:value-type="float" office:value="1974" calcext:value-type="float">
            <text:p>1974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67" calcext:value-type="float">
            <text:p>567</text:p>
          </table:table-cell>
          <table:table-cell office:value-type="float" office:value="1922" calcext:value-type="float">
            <text:p>1922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502" calcext:value-type="float">
            <text:p>502</text:p>
          </table:table-cell>
          <table:table-cell office:value-type="float" office:value="1932" calcext:value-type="float">
            <text:p>193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1856" calcext:value-type="float">
            <text:p>1856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7" calcext:value-type="float">
            <text:p>567</text:p>
          </table:table-cell>
          <table:table-cell office:value-type="float" office:value="1848" calcext:value-type="float">
            <text:p>184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3" calcext:value-type="float">
            <text:p>563</text:p>
          </table:table-cell>
          <table:table-cell office:value-type="float" office:value="1770" calcext:value-type="float">
            <text:p>1770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3" calcext:value-type="float">
            <text:p>513</text:p>
          </table:table-cell>
          <table:table-cell office:value-type="float" office:value="1668" calcext:value-type="float">
            <text:p>1668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9" calcext:value-type="float">
            <text:p>489</text:p>
          </table:table-cell>
          <table:table-cell office:value-type="float" office:value="1631" calcext:value-type="float">
            <text:p>1631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6" calcext:value-type="float">
            <text:p>356</text:p>
          </table:table-cell>
          <table:table-cell office:value-type="float" office:value="1610" calcext:value-type="float">
            <text:p>1610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9" calcext:value-type="float">
            <text:p>179</text:p>
          </table:table-cell>
          <table:table-cell office:value-type="float" office:value="1623" calcext:value-type="float">
            <text:p>1623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531" calcext:value-type="float">
            <text:p>1531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497" calcext:value-type="float">
            <text:p>1497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urva di cavo tra pmt4 e 6</text:p>
          </table:table-cell>
          <table:table-cell table:number-columns-repeated="3"/>
        </table:table-row>
      </table:table>
      <table:table table:name="Foglio4" table:style-name="ta1">
        <table:shapes>
          <draw:frame draw:z-index="0" draw:style-name="gr1" draw:text-style-name="P1" svg:width="252.96mm" svg:height="113.68mm" svg:x="239.75mm" svg:y="0mm">
            <draw:object draw:notify-on-update-of-ranges="Foglio4.A2:Foglio4.A18 Foglio4.E1:Foglio4.E1 Foglio4.E2:Foglio4.E18 Foglio4.F1:Foglio4.F1 Foglio4.F2:Foglio4.F1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254.82mm" svg:height="96.95mm" svg:x="238.86mm" svg:y="120.86mm">
            <draw:object draw:notify-on-update-of-ranges="Foglio4.A2:Foglio4.A18 Foglio4.B1:Foglio4.B1 Foglio4.B2:Foglio4.B18 Foglio4.C1:Foglio4.C1 Foglio4.C2:Foglio4.C18 Foglio4.D1:Foglio4.D1 Foglio4.D2:Foglio4.D1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V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pmt6</text:p>
          </table:table-cell>
          <table:table-cell office:value-type="string" calcext:value-type="string">
            <text:p>And2(4-6)</text:p>
          </table:table-cell>
          <table:table-cell office:value-type="string" calcext:value-type="string">
            <text:p>and3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31" calcext:value-type="float">
            <text:p>831</text:p>
          </table:table-cell>
          <table:table-cell office:value-type="float" office:value="2198" calcext:value-type="float">
            <text:p>2198</text:p>
          </table:table-cell>
          <table:table-cell office:value-type="float" office:value="572" calcext:value-type="float">
            <text:p>572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B2]*[.D2]*100*(10^-9)/10000" office:value-type="float" office:value="0.00000475332" calcext:value-type="float">
            <text:p>4,75332E-006</text:p>
          </table:table-cell>
          <table:table-cell table:formula="of:=[.E2]-[.H2]" office:value-type="float" office:value="98.99999524668" calcext:value-type="float">
            <text:p>98,999995246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41" calcext:value-type="float">
            <text:p>1141</text:p>
          </table:table-cell>
          <table:table-cell office:value-type="float" office:value="2913" calcext:value-type="float">
            <text:p>2913</text:p>
          </table:table-cell>
          <table:table-cell office:value-type="float" office:value="876" calcext:value-type="float">
            <text:p>876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B3]*[.D3]*100*(10^-9)/10000" office:value-type="float" office:value="0.00000999516" calcext:value-type="float">
            <text:p>9,99516E-006</text:p>
          </table:table-cell>
          <table:table-cell table:formula="of:=[.E3]-[.H3]" office:value-type="float" office:value="221.99999000484" calcext:value-type="float">
            <text:p>221,9999900048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564" calcext:value-type="float">
            <text:p>1564</text:p>
          </table:table-cell>
          <table:table-cell office:value-type="float" office:value="3667" calcext:value-type="float">
            <text:p>3667</text:p>
          </table:table-cell>
          <table:table-cell office:value-type="float" office:value="1242" calcext:value-type="float">
            <text:p>1242</text:p>
          </table:table-cell>
          <table:table-cell office:value-type="float" office:value="346" calcext:value-type="float">
            <text:p>346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B4]*[.D4]*100*(10^-9)/10000" office:value-type="float" office:value="0.00001942488" calcext:value-type="float">
            <text:p>1,942488E-005</text:p>
          </table:table-cell>
          <table:table-cell table:formula="of:=[.E4]-[.H4]" office:value-type="float" office:value="345.99998057512" calcext:value-type="float">
            <text:p>345,999980575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091" calcext:value-type="float">
            <text:p>2091</text:p>
          </table:table-cell>
          <table:table-cell office:value-type="float" office:value="4695" calcext:value-type="float">
            <text:p>4695</text:p>
          </table:table-cell>
          <table:table-cell office:value-type="float" office:value="1712" calcext:value-type="float">
            <text:p>1712</text:p>
          </table:table-cell>
          <table:table-cell office:value-type="float" office:value="559" calcext:value-type="float">
            <text:p>559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B5]*[.D5]*100*(10^-9)/10000" office:value-type="float" office:value="0.00003579792" calcext:value-type="float">
            <text:p>3,579792E-005</text:p>
          </table:table-cell>
          <table:table-cell table:formula="of:=[.E5]-[.H5]" office:value-type="float" office:value="558.99996420208" calcext:value-type="float">
            <text:p>558,999964202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613" calcext:value-type="float">
            <text:p>2613</text:p>
          </table:table-cell>
          <table:table-cell office:value-type="float" office:value="6184" calcext:value-type="float">
            <text:p>6184</text:p>
          </table:table-cell>
          <table:table-cell office:value-type="float" office:value="2327" calcext:value-type="float">
            <text:p>2327</text:p>
          </table:table-cell>
          <table:table-cell office:value-type="float" office:value="733" calcext:value-type="float">
            <text:p>733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B6]*[.D6]*100*(10^-9)/10000" office:value-type="float" office:value="0.00006080451" calcext:value-type="float">
            <text:p>6,080451E-005</text:p>
          </table:table-cell>
          <table:table-cell table:formula="of:=[.E6]-[.H6]" office:value-type="float" office:value="732.99993919549" calcext:value-type="float">
            <text:p>732,999939195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42" calcext:value-type="float">
            <text:p>3242</text:p>
          </table:table-cell>
          <table:table-cell office:value-type="float" office:value="7840" calcext:value-type="float">
            <text:p>7840</text:p>
          </table:table-cell>
          <table:table-cell office:value-type="float" office:value="3159" calcext:value-type="float">
            <text:p>3159</text:p>
          </table:table-cell>
          <table:table-cell office:value-type="float" office:value="943" calcext:value-type="float">
            <text:p>943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[.B7]*[.D7]*100*(10^-9)/10000" office:value-type="float" office:value="0.00010241478" calcext:value-type="float">
            <text:p>0,0001024148</text:p>
          </table:table-cell>
          <table:table-cell table:formula="of:=[.E7]-[.H7]" office:value-type="float" office:value="942.99989758522" calcext:value-type="float">
            <text:p>942,999897585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972" calcext:value-type="float">
            <text:p>3972</text:p>
          </table:table-cell>
          <table:table-cell office:value-type="float" office:value="9250" calcext:value-type="float">
            <text:p>9250</text:p>
          </table:table-cell>
          <table:table-cell office:value-type="float" office:value="3793" calcext:value-type="float">
            <text:p>3793</text:p>
          </table:table-cell>
          <table:table-cell office:value-type="float" office:value="1064" calcext:value-type="float">
            <text:p>1064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[.B8]*[.D8]*100*(10^-9)/10000" office:value-type="float" office:value="0.00015065796" calcext:value-type="float">
            <text:p>0,000150658</text:p>
          </table:table-cell>
          <table:table-cell table:formula="of:=[.E8]-[.H8]" office:value-type="float" office:value="1063.99984934204" calcext:value-type="float">
            <text:p>1063,99984934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951" calcext:value-type="float">
            <text:p>4951</text:p>
          </table:table-cell>
          <table:table-cell office:value-type="float" office:value="11158" calcext:value-type="float">
            <text:p>11158</text:p>
          </table:table-cell>
          <table:table-cell office:value-type="float" office:value="4802" calcext:value-type="float">
            <text:p>4802</text:p>
          </table:table-cell>
          <table:table-cell office:value-type="float" office:value="1161" calcext:value-type="float">
            <text:p>1161</text:p>
          </table:table-cell>
          <table:table-cell office:value-type="float" office:value="1144" calcext:value-type="float">
            <text:p>1144</text:p>
          </table:table-cell>
          <table:table-cell/>
          <table:table-cell table:formula="of:=[.B9]*[.D9]*100*(10^-9)/10000" office:value-type="float" office:value="0.00023774702" calcext:value-type="float">
            <text:p>0,000237747</text:p>
          </table:table-cell>
          <table:table-cell table:formula="of:=[.E9]-[.H9]" office:value-type="float" office:value="1160.99976225298" calcext:value-type="float">
            <text:p>1160,99976225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893" calcext:value-type="float">
            <text:p>5893</text:p>
          </table:table-cell>
          <table:table-cell office:value-type="float" office:value="13801" calcext:value-type="float">
            <text:p>13801</text:p>
          </table:table-cell>
          <table:table-cell office:value-type="float" office:value="6058" calcext:value-type="float">
            <text:p>6058</text:p>
          </table:table-cell>
          <table:table-cell office:value-type="float" office:value="1249" calcext:value-type="float">
            <text:p>1249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[.B10]*[.D10]*100*(10^-9)/10000" office:value-type="float" office:value="0.00035699794" calcext:value-type="float">
            <text:p>0,0003569979</text:p>
          </table:table-cell>
          <table:table-cell table:formula="of:=[.E10]-[.H10]" office:value-type="float" office:value="1248.99964300206" calcext:value-type="float">
            <text:p>1248,999643002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7478" calcext:value-type="float">
            <text:p>7478</text:p>
          </table:table-cell>
          <table:table-cell office:value-type="float" office:value="17127" calcext:value-type="float">
            <text:p>17127</text:p>
          </table:table-cell>
          <table:table-cell office:value-type="float" office:value="7543" calcext:value-type="float">
            <text:p>7543</text:p>
          </table:table-cell>
          <table:table-cell office:value-type="float" office:value="1297" calcext:value-type="float">
            <text:p>1297</text:p>
          </table:table-cell>
          <table:table-cell office:value-type="float" office:value="1259" calcext:value-type="float">
            <text:p>1259</text:p>
          </table:table-cell>
          <table:table-cell/>
          <table:table-cell table:formula="of:=[.B11]*[.D11]*100*(10^-9)/10000" office:value-type="float" office:value="0.00056406554" calcext:value-type="float">
            <text:p>0,0005640655</text:p>
          </table:table-cell>
          <table:table-cell table:formula="of:=[.E11]-[.H11]" office:value-type="float" office:value="1296.99943593446" calcext:value-type="float">
            <text:p>1296,999435934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8996" calcext:value-type="float">
            <text:p>8996</text:p>
          </table:table-cell>
          <table:table-cell office:value-type="float" office:value="20362" calcext:value-type="float">
            <text:p>20362</text:p>
          </table:table-cell>
          <table:table-cell office:value-type="float" office:value="9050" calcext:value-type="float">
            <text:p>9050</text:p>
          </table:table-cell>
          <table:table-cell office:value-type="float" office:value="1337" calcext:value-type="float">
            <text:p>1337</text:p>
          </table:table-cell>
          <table:table-cell office:value-type="float" office:value="1280" calcext:value-type="float">
            <text:p>1280</text:p>
          </table:table-cell>
          <table:table-cell/>
          <table:table-cell table:formula="of:=[.B12]*[.D12]*100*(10^-9)/10000" office:value-type="float" office:value="0.000814138" calcext:value-type="float">
            <text:p>0,000814138</text:p>
          </table:table-cell>
          <table:table-cell table:formula="of:=[.E12]-[.H12]" office:value-type="float" office:value="1336.999185862" calcext:value-type="float">
            <text:p>1336,99918586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798" calcext:value-type="float">
            <text:p>10798</text:p>
          </table:table-cell>
          <table:table-cell office:value-type="float" office:value="23859" calcext:value-type="float">
            <text:p>23859</text:p>
          </table:table-cell>
          <table:table-cell office:value-type="float" office:value="11553" calcext:value-type="float">
            <text:p>11553</text:p>
          </table:table-cell>
          <table:table-cell office:value-type="float" office:value="1335" calcext:value-type="float">
            <text:p>1335</text:p>
          </table:table-cell>
          <table:table-cell office:value-type="float" office:value="1253" calcext:value-type="float">
            <text:p>1253</text:p>
          </table:table-cell>
          <table:table-cell/>
          <table:table-cell table:formula="of:=[.B13]*[.D13]*100*(10^-9)/10000" office:value-type="float" office:value="0.00124749294" calcext:value-type="float">
            <text:p>0,0012474929</text:p>
          </table:table-cell>
          <table:table-cell table:formula="of:=[.E13]-[.H13]" office:value-type="float" office:value="1334.99875250706" calcext:value-type="float">
            <text:p>1334,9987525071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3229" calcext:value-type="float">
            <text:p>13229</text:p>
          </table:table-cell>
          <table:table-cell office:value-type="float" office:value="29055" calcext:value-type="float">
            <text:p>29055</text:p>
          </table:table-cell>
          <table:table-cell office:value-type="float" office:value="13849" calcext:value-type="float">
            <text:p>13849</text:p>
          </table:table-cell>
          <table:table-cell office:value-type="float" office:value="1418" calcext:value-type="float">
            <text:p>1418</text:p>
          </table:table-cell>
          <table:table-cell office:value-type="float" office:value="1370" calcext:value-type="float">
            <text:p>1370</text:p>
          </table:table-cell>
          <table:table-cell/>
          <table:table-cell table:formula="of:=[.B14]*[.D14]*100*(10^-9)/10000" office:value-type="float" office:value="0.00183208421" calcext:value-type="float">
            <text:p>0,0018320842</text:p>
          </table:table-cell>
          <table:table-cell table:formula="of:=[.E14]-[.H14]" office:value-type="float" office:value="1417.99816791579" calcext:value-type="float">
            <text:p>1417,9981679158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4887" calcext:value-type="float">
            <text:p>14887</text:p>
          </table:table-cell>
          <table:table-cell office:value-type="float" office:value="37042" calcext:value-type="float">
            <text:p>37042</text:p>
          </table:table-cell>
          <table:table-cell office:value-type="float" office:value="16408" calcext:value-type="float">
            <text:p>16408</text:p>
          </table:table-cell>
          <table:table-cell office:value-type="float" office:value="1505" calcext:value-type="float">
            <text:p>1505</text:p>
          </table:table-cell>
          <table:table-cell office:value-type="float" office:value="1413" calcext:value-type="float">
            <text:p>1413</text:p>
          </table:table-cell>
          <table:table-cell/>
          <table:table-cell table:formula="of:=[.B15]*[.D15]*100*(10^-9)/10000" office:value-type="float" office:value="0.00244265896" calcext:value-type="float">
            <text:p>0,002442659</text:p>
          </table:table-cell>
          <table:table-cell table:formula="of:=[.E15]-[.H15]" office:value-type="float" office:value="1504.99755734104" calcext:value-type="float">
            <text:p>1504,99755734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5801" calcext:value-type="float">
            <text:p>15801</text:p>
          </table:table-cell>
          <table:table-cell office:value-type="float" office:value="53967" calcext:value-type="float">
            <text:p>53967</text:p>
          </table:table-cell>
          <table:table-cell office:value-type="float" office:value="19457" calcext:value-type="float">
            <text:p>19457</text:p>
          </table:table-cell>
          <table:table-cell office:value-type="float" office:value="1559" calcext:value-type="float">
            <text:p>1559</text:p>
          </table:table-cell>
          <table:table-cell office:value-type="float" office:value="1411" calcext:value-type="float">
            <text:p>1411</text:p>
          </table:table-cell>
          <table:table-cell/>
          <table:table-cell table:formula="of:=[.B16]*[.D16]*100*(10^-9)/10000" office:value-type="float" office:value="0.00307440057" calcext:value-type="float">
            <text:p>0,0030744006</text:p>
          </table:table-cell>
          <table:table-cell table:formula="of:=[.E16]-[.H16]" office:value-type="float" office:value="1558.99692559943" calcext:value-type="float">
            <text:p>1558,996925599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8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Plateau della coincidenza doppia in funzione della tensione di alimentazione</text:p>
          </table:table-cell>
          <table:table-cell table:number-columns-repeated="8"/>
        </table:table-row>
      </table:table>
      <table:table table:name="Foglio5" table:style-name="ta1">
        <table:shapes>
          <draw:frame draw:z-index="0" draw:style-name="gr1" draw:text-style-name="P1" svg:width="260.47mm" svg:height="155.92mm" svg:x="181.72mm" svg:y="10.09mm">
            <draw:object draw:notify-on-update-of-ranges="Foglio5.A3:Foglio5.A3 Foglio5.A4:Foglio5.A16 Foglio5.H3:Foglio5.H3 Foglio5.H4:Foglio5.H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fficienza del pmt 5 tramite coincidenze tripl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V(PMT5)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And(4-6)</text:p>
          </table:table-cell>
          <table:table-cell office:value-type="string" calcext:value-type="string">
            <text:p>and3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6</text:p>
          </table:table-cell>
          <table:table-cell/>
          <table:table-cell office:value-type="string" calcext:value-type="string">
            <text:p>e(PMT5)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877" calcext:value-type="float">
            <text:p>1877</text:p>
          </table:table-cell>
          <table:table-cell office:value-type="float" office:value="1268" calcext:value-type="float">
            <text:p>1268</text:p>
          </table:table-cell>
          <table:table-cell office:value-type="float" office:value="799" calcext:value-type="float">
            <text:p>799</text:p>
          </table:table-cell>
          <table:table-cell office:value-type="float" office:value="7943" calcext:value-type="float">
            <text:p>7943</text:p>
          </table:table-cell>
          <table:table-cell office:value-type="float" office:value="8249" calcext:value-type="float">
            <text:p>8249</text:p>
          </table:table-cell>
          <table:table-cell/>
          <table:table-cell table:formula="of:=[.D4]/[.C4]" office:value-type="float" office:value="0.6301261829653" calcext:value-type="float">
            <text:p>0,63012618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543" calcext:value-type="float">
            <text:p>2543</text:p>
          </table:table-cell>
          <table:table-cell office:value-type="float" office:value="1284" calcext:value-type="float">
            <text:p>1284</text:p>
          </table:table-cell>
          <table:table-cell office:value-type="float" office:value="1031" calcext:value-type="float">
            <text:p>1031</text:p>
          </table:table-cell>
          <table:table-cell office:value-type="float" office:value="8007" calcext:value-type="float">
            <text:p>8007</text:p>
          </table:table-cell>
          <table:table-cell office:value-type="float" office:value="8025" calcext:value-type="float">
            <text:p>8025</text:p>
          </table:table-cell>
          <table:table-cell/>
          <table:table-cell table:formula="of:=[.D5]/[.C5]" office:value-type="float" office:value="0.802959501557632" calcext:value-type="float">
            <text:p>0,802959501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138" calcext:value-type="float">
            <text:p>3138</text:p>
          </table:table-cell>
          <table:table-cell office:value-type="float" office:value="1374" calcext:value-type="float">
            <text:p>1374</text:p>
          </table:table-cell>
          <table:table-cell office:value-type="float" office:value="1182" calcext:value-type="float">
            <text:p>1182</text:p>
          </table:table-cell>
          <table:table-cell office:value-type="float" office:value="8080" calcext:value-type="float">
            <text:p>8080</text:p>
          </table:table-cell>
          <table:table-cell office:value-type="float" office:value="8241" calcext:value-type="float">
            <text:p>8241</text:p>
          </table:table-cell>
          <table:table-cell/>
          <table:table-cell table:formula="of:=[.D6]/[.C6]" office:value-type="float" office:value="0.860262008733625" calcext:value-type="float">
            <text:p>0,860262008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961" calcext:value-type="float">
            <text:p>3961</text:p>
          </table:table-cell>
          <table:table-cell office:value-type="float" office:value="1237" calcext:value-type="float">
            <text:p>1237</text:p>
          </table:table-cell>
          <table:table-cell office:value-type="float" office:value="1133" calcext:value-type="float">
            <text:p>1133</text:p>
          </table:table-cell>
          <table:table-cell office:value-type="float" office:value="7826" calcext:value-type="float">
            <text:p>7826</text:p>
          </table:table-cell>
          <table:table-cell office:value-type="float" office:value="7935" calcext:value-type="float">
            <text:p>7935</text:p>
          </table:table-cell>
          <table:table-cell/>
          <table:table-cell table:formula="of:=[.D7]/[.C7]" office:value-type="float" office:value="0.915925626515764" calcext:value-type="float">
            <text:p>0,9159256265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5290" calcext:value-type="float">
            <text:p>5290</text:p>
          </table:table-cell>
          <table:table-cell office:value-type="float" office:value="1271" calcext:value-type="float">
            <text:p>1271</text:p>
          </table:table-cell>
          <table:table-cell office:value-type="float" office:value="1212" calcext:value-type="float">
            <text:p>1212</text:p>
          </table:table-cell>
          <table:table-cell office:value-type="float" office:value="8168" calcext:value-type="float">
            <text:p>8168</text:p>
          </table:table-cell>
          <table:table-cell office:value-type="float" office:value="8096" calcext:value-type="float">
            <text:p>8096</text:p>
          </table:table-cell>
          <table:table-cell/>
          <table:table-cell table:formula="of:=[.D8]/[.C8]" office:value-type="float" office:value="0.953579858379229" calcext:value-type="float">
            <text:p>0,953579858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654" calcext:value-type="float">
            <text:p>6654</text:p>
          </table:table-cell>
          <table:table-cell office:value-type="float" office:value="1286" calcext:value-type="float">
            <text:p>1286</text:p>
          </table:table-cell>
          <table:table-cell office:value-type="float" office:value="1236" calcext:value-type="float">
            <text:p>1236</text:p>
          </table:table-cell>
          <table:table-cell office:value-type="float" office:value="8063" calcext:value-type="float">
            <text:p>8063</text:p>
          </table:table-cell>
          <table:table-cell office:value-type="float" office:value="8036" calcext:value-type="float">
            <text:p>8036</text:p>
          </table:table-cell>
          <table:table-cell/>
          <table:table-cell table:formula="of:=[.D9]/[.C9]" office:value-type="float" office:value="0.961119751166407" calcext:value-type="float">
            <text:p>0,9611197512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923" calcext:value-type="float">
            <text:p>7923</text:p>
          </table:table-cell>
          <table:table-cell office:value-type="float" office:value="1266" calcext:value-type="float">
            <text:p>1266</text:p>
          </table:table-cell>
          <table:table-cell office:value-type="float" office:value="1223" calcext:value-type="float">
            <text:p>1223</text:p>
          </table:table-cell>
          <table:table-cell office:value-type="float" office:value="7911" calcext:value-type="float">
            <text:p>7911</text:p>
          </table:table-cell>
          <table:table-cell office:value-type="float" office:value="7910" calcext:value-type="float">
            <text:p>7910</text:p>
          </table:table-cell>
          <table:table-cell/>
          <table:table-cell table:formula="of:=[.D10]/[.C10]" office:value-type="float" office:value="0.966034755134281" calcext:value-type="float">
            <text:p>0,966034755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910" calcext:value-type="float">
            <text:p>9910</text:p>
          </table:table-cell>
          <table:table-cell office:value-type="float" office:value="1273" calcext:value-type="float">
            <text:p>1273</text:p>
          </table:table-cell>
          <table:table-cell office:value-type="float" office:value="1245" calcext:value-type="float">
            <text:p>1245</text:p>
          </table:table-cell>
          <table:table-cell office:value-type="float" office:value="7830" calcext:value-type="float">
            <text:p>7830</text:p>
          </table:table-cell>
          <table:table-cell office:value-type="float" office:value="7897" calcext:value-type="float">
            <text:p>7897</text:p>
          </table:table-cell>
          <table:table-cell/>
          <table:table-cell table:formula="of:=[.D11]/[.C11]" office:value-type="float" office:value="0.978004713275726" calcext:value-type="float">
            <text:p>0,978004713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057" calcext:value-type="float">
            <text:p>12057</text:p>
          </table:table-cell>
          <table:table-cell office:value-type="float" office:value="1233" calcext:value-type="float">
            <text:p>1233</text:p>
          </table:table-cell>
          <table:table-cell office:value-type="float" office:value="1206" calcext:value-type="float">
            <text:p>1206</text:p>
          </table:table-cell>
          <table:table-cell office:value-type="float" office:value="8105" calcext:value-type="float">
            <text:p>8105</text:p>
          </table:table-cell>
          <table:table-cell office:value-type="float" office:value="7997" calcext:value-type="float">
            <text:p>7997</text:p>
          </table:table-cell>
          <table:table-cell/>
          <table:table-cell table:formula="of:=[.D12]/[.C12]" office:value-type="float" office:value="0.978102189781022" calcext:value-type="float">
            <text:p>0,9781021898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4671" calcext:value-type="float">
            <text:p>14671</text:p>
          </table:table-cell>
          <table:table-cell office:value-type="float" office:value="1239" calcext:value-type="float">
            <text:p>1239</text:p>
          </table:table-cell>
          <table:table-cell office:value-type="float" office:value="1211" calcext:value-type="float">
            <text:p>1211</text:p>
          </table:table-cell>
          <table:table-cell office:value-type="float" office:value="8036" calcext:value-type="float">
            <text:p>8036</text:p>
          </table:table-cell>
          <table:table-cell office:value-type="float" office:value="8220" calcext:value-type="float">
            <text:p>8220</text:p>
          </table:table-cell>
          <table:table-cell/>
          <table:table-cell table:formula="of:=[.D13]/[.C13]" office:value-type="float" office:value="0.977401129943503" calcext:value-type="float">
            <text:p>0,9774011299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7338" calcext:value-type="float">
            <text:p>17338</text:p>
          </table:table-cell>
          <table:table-cell office:value-type="float" office:value="1235" calcext:value-type="float">
            <text:p>1235</text:p>
          </table:table-cell>
          <table:table-cell office:value-type="float" office:value="1216" calcext:value-type="float">
            <text:p>1216</text:p>
          </table:table-cell>
          <table:table-cell office:value-type="float" office:value="8086" calcext:value-type="float">
            <text:p>8086</text:p>
          </table:table-cell>
          <table:table-cell office:value-type="float" office:value="7913" calcext:value-type="float">
            <text:p>7913</text:p>
          </table:table-cell>
          <table:table-cell/>
          <table:table-cell table:formula="of:=[.D14]/[.C14]" office:value-type="float" office:value="0.984615384615385" calcext:value-type="float">
            <text:p>0,984615384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0905" calcext:value-type="float">
            <text:p>20905</text:p>
          </table:table-cell>
          <table:table-cell office:value-type="float" office:value="1282" calcext:value-type="float">
            <text:p>1282</text:p>
          </table:table-cell>
          <table:table-cell office:value-type="float" office:value="1260" calcext:value-type="float">
            <text:p>1260</text:p>
          </table:table-cell>
          <table:table-cell office:value-type="float" office:value="7897" calcext:value-type="float">
            <text:p>7897</text:p>
          </table:table-cell>
          <table:table-cell office:value-type="float" office:value="7995" calcext:value-type="float">
            <text:p>7995</text:p>
          </table:table-cell>
          <table:table-cell/>
          <table:table-cell table:formula="of:=[.D15]/[.C15]" office:value-type="float" office:value="0.982839313572543" calcext:value-type="float">
            <text:p>0,982839313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4759" calcext:value-type="float">
            <text:p>24759</text:p>
          </table:table-cell>
          <table:table-cell office:value-type="float" office:value="1251" calcext:value-type="float">
            <text:p>1251</text:p>
          </table:table-cell>
          <table:table-cell office:value-type="float" office:value="1232" calcext:value-type="float">
            <text:p>1232</text:p>
          </table:table-cell>
          <table:table-cell office:value-type="float" office:value="7941" calcext:value-type="float">
            <text:p>7941</text:p>
          </table:table-cell>
          <table:table-cell office:value-type="float" office:value="7923" calcext:value-type="float">
            <text:p>7923</text:p>
          </table:table-cell>
          <table:table-cell/>
          <table:table-cell table:formula="of:=[.D16]/[.C16]" office:value-type="float" office:value="0.984812150279776" calcext:value-type="float">
            <text:p>0,98481215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iao</text:p>
          </table:table-cell>
          <table:table-cell table:number-columns-repeated="7"/>
        </table:table-row>
      </table:table>
      <table:named-expressions/>
      <table:database-ranges>
        <table:database-range table:name="__Anonymous_Sheet_DB__2" table:target-range-address="Foglio3.A2:Foglio3.D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0:29:44.56705252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o </meta:initial-creator>
    <meta:creation-date>2015-11-12T12:06:41.418192844</meta:creation-date>
    <dc:date>2015-11-19T11:28:12.814364647</dc:date>
    <dc:creator>salvo </dc:creator>
    <meta:editing-duration>PT1H27M23S</meta:editing-duration>
    <meta:editing-cycles>12</meta:editing-cycles>
    <meta:generator>LibreOffice/4.4.3.2$Linux_X86_64 LibreOffice_project/40m0$Build-2</meta:generator>
    <meta:document-statistic meta:table-count="5" meta:cell-count="45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335cm" svg:height="17.585cm" xlink:href=".." xlink:type="simple" chart:class="chart:line" chart:style-name="ch1">
        <chart:legend chart:legend-position="end" svg:x="32.065cm" svg:y="7.995cm" style:legend-expansion="high" chart:style-name="ch2"/>
        <chart:plot-area chart:style-name="ch3" table:cell-range-address="Foglio1.A1:Foglio1.D17" chart:data-source-has-labels="both" svg:x="-0.793cm" svg:y="-0.199cm" svg:width="30.478cm" svg:height="16.906cm">
          <chartooo:coordinate-region svg:x="0.384cm" svg:y="0cm" svg:width="28.93cm" svg:height="16.06cm"/>
          <chart:axis chart:dimension="x" chart:name="primary-x" chart:style-name="ch4" chartooo:axis-type="auto">
            <chartooo:date-scale/>
            <chart:categories table:cell-range-address="Foglio1.A2:Foglio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B2:Foglio1.B17" chart:label-cell-address="Foglio1.B1:Foglio1.B1" chart:class="chart:line">
            <chart:data-point chart:repeated="16"/>
          </chart:series>
          <chart:series chart:style-name="ch7" chart:values-cell-range-address="Foglio1.C2:Foglio1.C17" chart:label-cell-address="Foglio1.C1:Foglio1.C1" chart:class="chart:line">
            <chart:data-point chart:repeated="16"/>
          </chart:series>
          <chart:series chart:style-name="ch8" chart:values-cell-range-address="Foglio1.D2:Foglio1.D17" chart:label-cell-address="Foglio1.D1:Foglio1.D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4</text:p>
                <draw:g>
                  <svg:desc>Foglio1.B1:Foglio1.B1</svg:desc>
                </draw:g>
              </table:table-cell>
              <table:table-cell office:value-type="string">
                <text:p>PMT5</text:p>
                <draw:g>
                  <svg:desc>Foglio1.C1:Foglio1.C1</svg:desc>
                </draw:g>
              </table:table-cell>
              <table:table-cell office:value-type="string">
                <text:p>PMT6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float" office:value="1600">
                <text:p>1600</text:p>
                <draw:g>
                  <svg:desc>Foglio1.A2:Foglio1.A17</svg:desc>
                </draw:g>
              </table:table-cell>
              <table:table-cell office:value-type="float" office:value="451">
                <text:p>451</text:p>
                <draw:g>
                  <svg:desc>Foglio1.B2:Foglio1.B17</svg:desc>
                </draw:g>
              </table:table-cell>
              <table:table-cell office:value-type="float" office:value="1288">
                <text:p>1288</text:p>
                <draw:g>
                  <svg:desc>Foglio1.C2:Foglio1.C17</svg:desc>
                </draw:g>
              </table:table-cell>
              <table:table-cell office:value-type="float" office:value="281">
                <text:p>281</text:p>
                <draw:g>
                  <svg:desc>Foglio1.D2:Foglio1.D17</svg:desc>
                </draw:g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832">
                <text:p>832</text:p>
              </table:table-cell>
              <table:table-cell office:value-type="float" office:value="1978">
                <text:p>197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1189">
                <text:p>1189</text:p>
              </table:table-cell>
              <table:table-cell office:value-type="float" office:value="2836">
                <text:p>2836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1562">
                <text:p>1562</text:p>
              </table:table-cell>
              <table:table-cell office:value-type="float" office:value="3183">
                <text:p>318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2084">
                <text:p>2084</text:p>
              </table:table-cell>
              <table:table-cell office:value-type="float" office:value="4729">
                <text:p>4729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095">
                <text:p>3095</text:p>
              </table:table-cell>
              <table:table-cell office:value-type="float" office:value="6183">
                <text:p>6183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815">
                <text:p>3815</text:p>
              </table:table-cell>
              <table:table-cell office:value-type="float" office:value="7600">
                <text:p>7600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4644">
                <text:p>4644</text:p>
              </table:table-cell>
              <table:table-cell office:value-type="float" office:value="9645">
                <text:p>9645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6408">
                <text:p>6408</text:p>
              </table:table-cell>
              <table:table-cell office:value-type="float" office:value="12216">
                <text:p>12216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7698">
                <text:p>7698</text:p>
              </table:table-cell>
              <table:table-cell office:value-type="float" office:value="14745">
                <text:p>14745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93">
                <text:p>9093</text:p>
              </table:table-cell>
              <table:table-cell office:value-type="float" office:value="18287">
                <text:p>18287</text:p>
              </table:table-cell>
              <table:table-cell office:value-type="float" office:value="8648">
                <text:p>8648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2081">
                <text:p>12081</text:p>
              </table:table-cell>
              <table:table-cell office:value-type="float" office:value="21066">
                <text:p>21066</text:p>
              </table:table-cell>
              <table:table-cell office:value-type="float" office:value="10945">
                <text:p>10945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4148">
                <text:p>14148</text:p>
              </table:table-cell>
              <table:table-cell office:value-type="float" office:value="27294">
                <text:p>27294</text:p>
              </table:table-cell>
              <table:table-cell office:value-type="float" office:value="13284">
                <text:p>13284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9136">
                <text:p>19136</text:p>
              </table:table-cell>
              <table:table-cell office:value-type="float" office:value="34840">
                <text:p>34840</text:p>
              </table:table-cell>
              <table:table-cell office:value-type="float" office:value="16686">
                <text:p>16686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32146">
                <text:p>32146</text:p>
              </table:table-cell>
              <table:table-cell office:value-type="float" office:value="48793">
                <text:p>48793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53110">
                <text:p>53110</text:p>
              </table:table-cell>
              <table:table-cell office:value-type="float" office:value="66713">
                <text:p>66713</text:p>
              </table:table-cell>
              <table:table-cell office:value-type="float" office:value="21913">
                <text:p>21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62cm" svg:height="15.088cm" xlink:href=".." xlink:type="simple" chart:class="chart:line" chart:style-name="ch1">
        <chart:legend chart:legend-position="end" svg:x="20.392cm" svg:y="6.747cm" style:legend-expansion="high" chart:style-name="ch2"/>
        <chart:plot-area chart:style-name="ch3" table:cell-range-address="Foglio2.A1:Foglio2.D10" chart:data-source-has-labels="both" svg:x="0.563cm" svg:y="0.611cm" svg:width="20.388cm" svg:height="14.483cm">
          <chartooo:coordinate-region svg:x="1.555cm" svg:y="0.81cm" svg:width="19.116cm" svg:height="13.637cm"/>
          <chart:axis chart:dimension="x" chart:name="primary-x" chart:style-name="ch4" chartooo:axis-type="auto">
            <chartooo:date-scale/>
            <chart:categories table:cell-range-address="Foglio2.A2:Foglio2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2.B2:Foglio2.B10" chart:label-cell-address="Foglio2.B1:Foglio2.B1" chart:class="chart:line">
            <chart:data-point chart:repeated="9"/>
          </chart:series>
          <chart:series chart:style-name="ch7" chart:values-cell-range-address="Foglio2.C2:Foglio2.C10" chart:label-cell-address="Foglio2.C1:Foglio2.C1" chart:class="chart:line">
            <chart:data-point chart:repeated="9"/>
          </chart:series>
          <chart:series chart:style-name="ch8" chart:values-cell-range-address="Foglio2.D2:Foglio2.D10" chart:label-cell-address="Foglio2.D1:Foglio2.D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6</text:p>
                <draw:g>
                  <svg:desc>Foglio2.B1:Foglio2.B1</svg:desc>
                </draw:g>
              </table:table-cell>
              <table:table-cell office:value-type="string">
                <text:p>PMT4</text:p>
                <draw:g>
                  <svg:desc>Foglio2.C1:Foglio2.C1</svg:desc>
                </draw:g>
              </table:table-cell>
              <table:table-cell office:value-type="string">
                <text:p>and</text:p>
                <draw:g>
                  <svg:desc>Foglio2.D1:Foglio2.D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Foglio2.A2:Foglio2.A10</svg:desc>
                </draw:g>
              </table:table-cell>
              <table:table-cell office:value-type="float" office:value="4214">
                <text:p>4214</text:p>
                <draw:g>
                  <svg:desc>Foglio2.B2:Foglio2.B10</svg:desc>
                </draw:g>
              </table:table-cell>
              <table:table-cell office:value-type="float" office:value="3925">
                <text:p>3925</text:p>
                <draw:g>
                  <svg:desc>Foglio2.C2:Foglio2.C10</svg:desc>
                </draw:g>
              </table:table-cell>
              <table:table-cell office:value-type="float" office:value="1114">
                <text:p>1114</text:p>
                <draw:g>
                  <svg:desc>Foglio2.D2:Foglio2.D1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09">
                <text:p>2409</text:p>
              </table:table-cell>
              <table:table-cell office:value-type="float" office:value="2571">
                <text:p>257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98">
                <text:p>1498</text:p>
              </table:table-cell>
              <table:table-cell office:value-type="float" office:value="1591">
                <text:p>15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39">
                <text:p>939</text:p>
              </table:table-cell>
              <table:table-cell office:value-type="float" office:value="1030">
                <text:p>103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51">
                <text:p>651</text:p>
              </table:table-cell>
              <table:table-cell office:value-type="float" office:value="751">
                <text:p>7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33">
                <text:p>533</text:p>
              </table:table-cell>
              <table:table-cell office:value-type="float" office:value="613">
                <text:p>6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04">
                <text:p>404</text:p>
              </table:table-cell>
              <table:table-cell office:value-type="float" office:value="467">
                <text:p>4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9">
                <text:p>309</text:p>
              </table:table-cell>
              <table:table-cell office:value-type="float" office:value="391">
                <text:p>3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15">
                <text:p>215</text:p>
              </table:table-cell>
              <table:table-cell office:value-type="float" office:value="288">
                <text:p>28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882cm" svg:height="9.961cm" xlink:href=".." xlink:type="simple" chart:class="chart:scatter" chart:style-name="ch1">
        <chart:legend chart:legend-position="end" svg:x="20.95cm" svg:y="4.681cm" style:legend-expansion="high" chart:style-name="ch2"/>
        <chart:plot-area chart:style-name="ch3" table:cell-range-address="Foglio2.A2:Foglio2.A10 Foglio2.E2:Foglio2.E10" svg:x="0.477cm" svg:y="0.199cm" svg:width="19.996cm" svg:height="9.563cm">
          <chartooo:coordinate-region svg:x="1.389cm" svg:y="0.398cm" svg:width="18.804cm" svg:height="8.7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2.E2:Foglio2.E10" chart:class="chart:scatter">
            <chart:domain table:cell-range-address="Foglio2.A2:Foglio2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Foglio2.A2:Foglio2.A10</svg:desc>
                </draw:g>
              </table:table-cell>
              <table:table-cell office:value-type="float" office:value="0.273743703157636">
                <text:p>0.273743703157636</text:p>
                <draw:g>
                  <svg:desc>Foglio2.E2:Foglio2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301204819277108">
                <text:p>0.301204819277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273227581741664">
                <text:p>0.273227581741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0.245810055865922">
                <text:p>0.245810055865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0.205420827389444">
                <text:p>0.205420827389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">
                <text:p>130</text:p>
              </table:table-cell>
              <table:table-cell office:value-type="float" office:value="0.1239092495637">
                <text:p>0.1239092495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0.126291618828932">
                <text:p>0.126291618828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">
                <text:p>190</text:p>
              </table:table-cell>
              <table:table-cell office:value-type="float" office:value="0.0437375745526839">
                <text:p>0.04373757455268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308cm" svg:height="14.616cm" xlink:href=".." xlink:type="simple" chart:class="chart:line" chart:style-name="ch1">
        <chart:legend chart:legend-position="end" svg:x="30.408cm" svg:y="7.009cm" style:legend-expansion="high" chart:style-name="ch2"/>
        <chart:plot-area chart:style-name="ch3" table:cell-range-address="Foglio3.A1:Foglio3.B17" chart:data-source-has-labels="both" svg:x="0.646cm" svg:y="0.292cm" svg:width="29.116cm" svg:height="14.032cm">
          <chartooo:coordinate-region svg:x="1.453cm" svg:y="0.491cm" svg:width="28.122cm" svg:height="13.186cm"/>
          <chart:axis chart:dimension="x" chart:name="primary-x" chart:style-name="ch4" chartooo:axis-type="auto">
            <chartooo:date-scale/>
            <chart:categories table:cell-range-address="Foglio3.A2:Foglio3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3.B2:Foglio3.B17" chart:label-cell-address="Foglio3.B1:Foglio3.B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</text:p>
                <draw:g>
                  <svg:desc>Foglio3.B1:Foglio3.B1</svg:desc>
                </draw:g>
              </table:table-cell>
            </table:table-row>
          </table:table-header-rows>
          <table:table-rows>
            <table:table-row>
              <table:table-cell office:value-type="float" office:value="-43">
                <text:p>-40</text:p>
                <draw:g>
                  <svg:desc>Foglio3.A2:Foglio3.A17</svg:desc>
                </draw:g>
              </table:table-cell>
              <table:table-cell office:value-type="float" office:value="0">
                <text:p>0</text:p>
                <draw:g>
                  <svg:desc>Foglio3.B2:Foglio3.B17</svg:desc>
                </draw:g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-11.5">
                <text:p>-1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97cm" svg:height="11.369cm" xlink:href=".." xlink:type="simple" chart:class="chart:line" chart:style-name="ch1">
        <chart:legend chart:legend-position="end" svg:x="22.471cm" svg:y="5.136cm" style:legend-expansion="high" chart:style-name="ch2"/>
        <chart:plot-area chart:style-name="ch3" table:cell-range-address="Foglio4.A2:Foglio4.A18 Foglio4.E1:Foglio4.F18" chart:data-source-has-labels="both" svg:x="0.505cm" svg:y="0.227cm" svg:width="21.461cm" svg:height="10.915cm">
          <chartooo:coordinate-region svg:x="1.312cm" svg:y="0.426cm" svg:width="20.097cm" svg:height="10.069cm"/>
          <chart:axis chart:dimension="x" chart:name="primary-x" chart:style-name="ch4" chartooo:axis-type="auto">
            <chartooo:date-scale/>
            <chart:categories table:cell-range-address="Foglio4.A2:Foglio4.A1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4.E2:Foglio4.E18" chart:label-cell-address="Foglio4.E1:Foglio4.E1" chart:class="chart:line">
            <chart:data-point chart:repeated="17"/>
          </chart:series>
          <chart:series chart:style-name="ch7" chart:values-cell-range-address="Foglio4.F2:Foglio4.F18" chart:label-cell-address="Foglio4.F1:Foglio4.F1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2(4-6)</text:p>
                <draw:g>
                  <svg:desc>Foglio4.E1:Foglio4.E1</svg:desc>
                </draw:g>
              </table:table-cell>
              <table:table-cell office:value-type="string">
                <text:p>and3</text:p>
                <draw:g>
                  <svg:desc>Foglio4.F1:Foglio4.F1</svg:desc>
                </draw:g>
              </table:table-cell>
            </table:table-row>
          </table:table-header-rows>
          <table:table-rows>
            <table:table-row>
              <table:table-cell office:value-type="float" office:value="1680">
                <text:p>1680</text:p>
                <draw:g>
                  <svg:desc>Foglio4.A2:Foglio4.A18</svg:desc>
                </draw:g>
              </table:table-cell>
              <table:table-cell office:value-type="float" office:value="99">
                <text:p>99</text:p>
                <draw:g>
                  <svg:desc>Foglio4.E2:Foglio4.E18</svg:desc>
                </draw:g>
              </table:table-cell>
              <table:table-cell office:value-type="float" office:value="98">
                <text:p>98</text:p>
                <draw:g>
                  <svg:desc>Foglio4.F2:Foglio4.F18</svg:desc>
                </draw:g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22">
                <text:p>22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46">
                <text:p>34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559">
                <text:p>55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733">
                <text:p>73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943">
                <text:p>943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064">
                <text:p>106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161">
                <text:p>1161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249">
                <text:p>1249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297">
                <text:p>1297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337">
                <text:p>133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335">
                <text:p>1335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418">
                <text:p>1418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505">
                <text:p>1505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559">
                <text:p>155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83cm" svg:height="9.696cm" xlink:href=".." xlink:type="simple" chart:class="chart:line" chart:style-name="ch1">
        <chart:legend chart:legend-position="end" svg:x="23.372cm" svg:y="4.051cm" style:legend-expansion="high" chart:style-name="ch2"/>
        <chart:plot-area chart:style-name="ch3" table:cell-range-address="Foglio4.A1:Foglio4.D18" chart:data-source-has-labels="both" svg:x="0.509cm" svg:y="0.193cm" svg:width="22.354cm" svg:height="9.31cm">
          <chartooo:coordinate-region svg:x="1.686cm" svg:y="0.392cm" svg:width="20.805cm" svg:height="8.464cm"/>
          <chart:axis chart:dimension="x" chart:name="primary-x" chart:style-name="ch4" chartooo:axis-type="auto">
            <chartooo:date-scale/>
            <chart:categories table:cell-range-address="Foglio4.A2:Foglio4.A1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4.B2:Foglio4.B18" chart:label-cell-address="Foglio4.B1:Foglio4.B1" chart:class="chart:line">
            <chart:data-point chart:repeated="17"/>
          </chart:series>
          <chart:series chart:style-name="ch7" chart:values-cell-range-address="Foglio4.C2:Foglio4.C18" chart:label-cell-address="Foglio4.C1:Foglio4.C1" chart:class="chart:line">
            <chart:data-point chart:repeated="17"/>
          </chart:series>
          <chart:series chart:style-name="ch8" chart:values-cell-range-address="Foglio4.D2:Foglio4.D18" chart:label-cell-address="Foglio4.D1:Foglio4.D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4</text:p>
                <draw:g>
                  <svg:desc>Foglio4.B1:Foglio4.B1</svg:desc>
                </draw:g>
              </table:table-cell>
              <table:table-cell office:value-type="string">
                <text:p>pmt5</text:p>
                <draw:g>
                  <svg:desc>Foglio4.C1:Foglio4.C1</svg:desc>
                </draw:g>
              </table:table-cell>
              <table:table-cell office:value-type="string">
                <text:p>pmt6</text:p>
                <draw:g>
                  <svg:desc>Foglio4.D1:Foglio4.D1</svg:desc>
                </draw:g>
              </table:table-cell>
            </table:table-row>
          </table:table-header-rows>
          <table:table-rows>
            <table:table-row>
              <table:table-cell office:value-type="float" office:value="1680">
                <text:p>1680</text:p>
                <draw:g>
                  <svg:desc>Foglio4.A2:Foglio4.A18</svg:desc>
                </draw:g>
              </table:table-cell>
              <table:table-cell office:value-type="float" office:value="831">
                <text:p>831</text:p>
                <draw:g>
                  <svg:desc>Foglio4.B2:Foglio4.B18</svg:desc>
                </draw:g>
              </table:table-cell>
              <table:table-cell office:value-type="float" office:value="2198">
                <text:p>2198</text:p>
                <draw:g>
                  <svg:desc>Foglio4.C2:Foglio4.C18</svg:desc>
                </draw:g>
              </table:table-cell>
              <table:table-cell office:value-type="float" office:value="572">
                <text:p>572</text:p>
                <draw:g>
                  <svg:desc>Foglio4.D2:Foglio4.D18</svg:desc>
                </draw:g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141">
                <text:p>1141</text:p>
              </table:table-cell>
              <table:table-cell office:value-type="float" office:value="2913">
                <text:p>2913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564">
                <text:p>1564</text:p>
              </table:table-cell>
              <table:table-cell office:value-type="float" office:value="3667">
                <text:p>3667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2091">
                <text:p>2091</text:p>
              </table:table-cell>
              <table:table-cell office:value-type="float" office:value="4695">
                <text:p>4695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2613">
                <text:p>2613</text:p>
              </table:table-cell>
              <table:table-cell office:value-type="float" office:value="6184">
                <text:p>6184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3242">
                <text:p>3242</text:p>
              </table:table-cell>
              <table:table-cell office:value-type="float" office:value="7840">
                <text:p>7840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972">
                <text:p>3972</text:p>
              </table:table-cell>
              <table:table-cell office:value-type="float" office:value="9250">
                <text:p>9250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4951">
                <text:p>4951</text:p>
              </table:table-cell>
              <table:table-cell office:value-type="float" office:value="11158">
                <text:p>11158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5893">
                <text:p>5893</text:p>
              </table:table-cell>
              <table:table-cell office:value-type="float" office:value="13801">
                <text:p>13801</text:p>
              </table:table-cell>
              <table:table-cell office:value-type="float" office:value="6058">
                <text:p>6058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7478">
                <text:p>7478</text:p>
              </table:table-cell>
              <table:table-cell office:value-type="float" office:value="17127">
                <text:p>17127</text:p>
              </table:table-cell>
              <table:table-cell office:value-type="float" office:value="7543">
                <text:p>7543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8996">
                <text:p>8996</text:p>
              </table:table-cell>
              <table:table-cell office:value-type="float" office:value="20362">
                <text:p>20362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0798">
                <text:p>10798</text:p>
              </table:table-cell>
              <table:table-cell office:value-type="float" office:value="23859">
                <text:p>23859</text:p>
              </table:table-cell>
              <table:table-cell office:value-type="float" office:value="11553">
                <text:p>1155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3229">
                <text:p>13229</text:p>
              </table:table-cell>
              <table:table-cell office:value-type="float" office:value="29055">
                <text:p>29055</text:p>
              </table:table-cell>
              <table:table-cell office:value-type="float" office:value="13849">
                <text:p>13849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4887">
                <text:p>14887</text:p>
              </table:table-cell>
              <table:table-cell office:value-type="float" office:value="37042">
                <text:p>37042</text:p>
              </table:table-cell>
              <table:table-cell office:value-type="float" office:value="16408">
                <text:p>1640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5801">
                <text:p>15801</text:p>
              </table:table-cell>
              <table:table-cell office:value-type="float" office:value="53967">
                <text:p>53967</text:p>
              </table:table-cell>
              <table:table-cell office:value-type="float" office:value="19457">
                <text:p>19457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048cm" svg:height="15.593cm" xlink:href=".." xlink:type="simple" chart:class="chart:line" chart:style-name="ch1">
        <chart:legend chart:legend-position="end" svg:x="23.381cm" svg:y="7.497cm" style:legend-expansion="high" chart:style-name="ch2"/>
        <chart:plot-area chart:style-name="ch3" table:cell-range-address="Foglio5.A3:Foglio5.A16 Foglio5.H3:Foglio5.H16" chart:data-source-has-labels="both" svg:x="0.52cm" svg:y="0.311cm" svg:width="22.341cm" svg:height="14.971cm">
          <chartooo:coordinate-region svg:x="1.247cm" svg:y="0.511cm" svg:width="21.242cm" svg:height="14.124cm"/>
          <chart:axis chart:dimension="x" chart:name="primary-x" chart:style-name="ch4" chartooo:axis-type="auto">
            <chartooo:date-scale/>
            <chart:categories table:cell-range-address="Foglio5.A4:Foglio5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5.H4:Foglio5.H16" chart:label-cell-address="Foglio5.H3:Foglio5.H3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(PMT5)</text:p>
                <draw:g>
                  <svg:desc>Foglio5.H3:Foglio5.H3</svg:desc>
                </draw:g>
              </table:table-cell>
            </table:table-row>
          </table:table-header-rows>
          <table:table-rows>
            <table:table-row>
              <table:table-cell office:value-type="float" office:value="1660">
                <text:p>1660</text:p>
                <draw:g>
                  <svg:desc>Foglio5.A4:Foglio5.A16</svg:desc>
                </draw:g>
              </table:table-cell>
              <table:table-cell office:value-type="float" office:value="0.6301261829653">
                <text:p>0.6301261829653</text:p>
                <draw:g>
                  <svg:desc>Foglio5.H4:Foglio5.H16</svg:desc>
                </draw:g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.802959501557632">
                <text:p>0.80295950155763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860262008733625">
                <text:p>0.860262008733625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0.915925626515764">
                <text:p>0.915925626515764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0.953579858379229">
                <text:p>0.953579858379229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0.961119751166407">
                <text:p>0.961119751166407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0.966034755134281">
                <text:p>0.96603475513428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978004713275726">
                <text:p>0.978004713275726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0.978102189781022">
                <text:p>0.978102189781022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.977401129943503">
                <text:p>0.977401129943503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0.984615384615385">
                <text:p>0.984615384615385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0.982839313572543">
                <text:p>0.98283931357254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984812150279776">
                <text:p>0.9848121502797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